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svg:stroke-opacity="90%" draw:fill="solid" draw:fill-color="#77bc65" draw:opacity="90%" draw:textarea-horizontal-align="justify" draw:textarea-vertical-align="bottom" draw:auto-grow-height="false" fo:min-height="2.417cm" fo:min-width="4.5cm" draw:shadow="hidden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2.417cm" fo:min-width="4.5cm" draw:shadow="hidden" loext:decorative="false"/>
    </style:style>
    <style:style style:name="gr4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2.417cm" fo:min-width="4.5cm" draw:shadow="hidden" loext:decorative="false"/>
    </style:style>
    <style:style style:name="gr5" style:family="graphic" style:parent-style-name="objectwithoutfill">
      <style:graphic-properties draw:stroke="none" svg:stroke-opacity="90%" draw:fill="solid" draw:fill-color="#77bc65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stroke="none" draw:fill="solid" draw:fill-color="#77bc65" draw:textarea-vertical-align="middle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objectwithoutfill">
      <style:graphic-properties draw:stroke="none" svg:stroke-width="0.028cm" svg:stroke-color="#000000" draw:marker-start-width="0.242cm" draw:marker-end-width="0.242cm" svg:stroke-opacity="90%" draw:fill="solid" draw:fill-color="#77bc65" draw:textarea-vertical-align="middle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417cm" fo:min-width="4.5cm" loext:decorative="fals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2.417cm" fo:min-width="4.5cm" draw:shadow="hidden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7bc65" draw:opacity="90%"/>
      <style:paragraph-properties fo:text-align="center"/>
      <style:text-properties fo:color="#ffffff" loext:opacity="100%" style:font-name="Arial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77bc65"/>
      <style:paragraph-properties fo:text-align="center"/>
    </style:style>
    <style:style style:name="P4" style:family="paragraph">
      <loext:graphic-properties draw:fill="solid" draw:fill-color="#77bc65" draw:opacity="50%"/>
      <style:paragraph-properties fo:text-align="center"/>
    </style:style>
    <style:style style:name="P5" style:family="paragraph">
      <style:paragraph-properties fo:text-align="end"/>
      <style:text-properties fo:font-weight="normal" style:font-weight-asian="normal" style:font-weight-complex="normal"/>
    </style:style>
    <style:style style:name="P6" style:family="paragraph">
      <loext:graphic-properties draw:fill="solid" draw:fill-color="#77bc65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start"/>
      <style:text-properties fo:font-weight="normal" style:font-weight-asian="normal" style:font-weight-complex="normal"/>
    </style:style>
    <style:style style:name="P8" style:family="paragraph">
      <loext:graphic-properties draw:fill="solid" draw:fill-color="#77bc65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77bc65"/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77bc65" draw:opacity="90%"/>
      <style:paragraph-properties fo:text-align="center"/>
      <style:text-properties fo:color="#ffffff" loext:opacity="100%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end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="solid" draw:fill-color="#77bc65"/>
      <style:paragraph-properties fo:text-align="end"/>
      <style:text-properties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text-align="start"/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solid" draw:fill-color="#77bc65"/>
      <style:paragraph-properties fo:text-align="start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loext:opacity="100%"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Arial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polygon draw:style-name="gr2" draw:text-style-name="P2" draw:layer="layout" svg:width="4.875cm" svg:height="3.894cm" svg:x="1cm" svg:y="4.931cm" svg:viewBox="0 0 4876 3895" draw:points="4876,3895 0,3895 2434,0 2441,0">
            <text:p text:style-name="P1"><text:span text:style-name="T1">Precision</text:span></text:p>
            <text:p text:style-name="P1"><text:span text:style-name="T1"/></text:p>
            <text:p text:style-name="P1"><text:span text:style-name="T1"/></text:p>
          </draw:polygon>
          <draw:polygon draw:style-name="gr3" draw:text-style-name="P3" draw:layer="layout" svg:width="0.002cm" svg:height="0cm" svg:x="5.998cm" svg:y="8.825cm" svg:viewBox="0 0 3 1" draw:points="2,0 3,1 0,1">
            <text:p/>
          </draw:polygon>
          <draw:polygon draw:style-name="gr4" draw:text-style-name="P4" draw:layer="layout" svg:width="4.616cm" svg:height="3.693cm" svg:x="3.691cm" svg:y="4.931cm" svg:viewBox="0 0 4617 3694" draw:points="0,0 4617,0 2309,3694">
            <text:p/>
          </draw:polygon>
          <draw:polygon draw:style-name="gr2" draw:text-style-name="P2" draw:layer="layout" svg:width="4.876cm" svg:height="3.894cm" svg:x="6.124cm" svg:y="4.931cm" svg:viewBox="0 0 4877 3895" draw:points="2442,0 4877,3895 0,3895 2434,0">
            <text:p text:style-name="P1"><text:span text:style-name="T1">Realism</text:span></text:p>
            <text:p text:style-name="P1"><text:span text:style-name="T1"/></text:p>
            <text:p text:style-name="P1"><text:span text:style-name="T1"/></text:p>
          </draw:polygon>
          <draw:polygon draw:style-name="gr2" draw:text-style-name="P2" draw:layer="layout" svg:width="4.866cm" svg:height="3.893cm" svg:x="3.567cm" svg:y="0.825cm" svg:viewBox="0 0 4867 3894" draw:points="0,3894 2433,0 4867,3894">
            <text:p text:style-name="P1"><text:span text:style-name="T1">Generality</text:span></text:p>
            <text:p text:style-name="P1"><text:span text:style-name="T1"/></text:p>
            <text:p text:style-name="P1"><text:span text:style-name="T1"/></text:p>
          </draw:polygon>
          <draw:line draw:style-name="gr5" draw:text-style-name="P6" draw:layer="layout" svg:x1="6.5cm" svg:y1="0.825cm" svg:x2="11.5cm" svg:y2="8.825cm">
            <text:p text:style-name="P5"><text:span text:style-name="T2">Process-based model</text:span></text:p>
          </draw:line>
          <draw:line draw:style-name="gr6" draw:text-style-name="P6" draw:layer="layout" svg:x1="0.5cm" svg:y1="8.825cm" svg:x2="5.5cm" svg:y2="0.825cm">
            <text:p text:style-name="P5"><text:span text:style-name="T2">Theoretical model</text:span></text:p>
          </draw:line>
          <draw:line draw:style-name="gr6" draw:text-style-name="P8" draw:layer="layout" svg:x1="1cm" svg:y1="9.175cm" svg:x2="11.25cm" svg:y2="9.175cm">
            <text:p text:style-name="P7"><text:span text:style-name="T2">Empirical model</text:span></text:p>
          </draw:line>
        </draw:g>
      </draw:page>
      <draw:page draw:name="page2" draw:style-name="dp1" draw:master-page-name="Standard">
        <draw:g draw:style-name="gr1">
          <draw:polygon draw:style-name="gr2" draw:text-style-name="P2" draw:layer="layout" svg:width="3.674cm" svg:height="2.938cm" svg:x="0.732cm" svg:y="3.348cm" svg:viewBox="0 0 3675 2939" draw:points="3675,2939 0,2939 1834,0 1840,0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ecision</text:span></text:p>
            <text:p text:style-name="P1"><text:span text:style-name="T1"/></text:p>
          </draw:polygon>
          <draw:polygon draw:style-name="gr3" draw:text-style-name="P3" draw:layer="layout" svg:width="0.001cm" svg:height="0cm" svg:x="4.498cm" svg:y="6.286cm" svg:viewBox="0 0 2 1" draw:points="2,0 2,1 0,1">
            <text:p/>
          </draw:polygon>
          <draw:polygon draw:style-name="gr4" draw:text-style-name="P4" draw:layer="layout" svg:width="3.479cm" svg:height="2.786cm" svg:x="2.76cm" svg:y="3.348cm" svg:viewBox="0 0 3480 2787" draw:points="0,0 3480,0 1740,2787">
            <text:p/>
          </draw:polygon>
          <draw:polygon draw:style-name="gr2" draw:text-style-name="P2" draw:layer="layout" svg:width="3.674cm" svg:height="2.938cm" svg:x="4.593cm" svg:y="3.348cm" svg:viewBox="0 0 3675 2939" draw:points="1840,0 3675,2939 0,2939 1834,0">
            <text:p text:style-name="P1"><text:span text:style-name="T1">Realism</text:span></text:p>
            <text:p text:style-name="P1"><text:span text:style-name="T1"/></text:p>
          </draw:polygon>
          <draw:polygon draw:style-name="gr2" draw:text-style-name="P2" draw:layer="layout" svg:width="3.667cm" svg:height="2.937cm" svg:x="2.666cm" svg:y="0.25cm" svg:viewBox="0 0 3668 2938" draw:points="0,2938 1834,0 3668,2938">
            <text:p text:style-name="P1"><text:span text:style-name="T1">Generality</text:span></text:p>
            <text:p text:style-name="P1"><text:span text:style-name="T1"/></text:p>
          </draw:polygon>
          <draw:line draw:style-name="gr5" draw:text-style-name="P6" draw:layer="layout" svg:x1="4.877cm" svg:y1="0.25cm" svg:x2="8.645cm" svg:y2="6.286cm">
            <text:p text:style-name="P5"><text:span text:style-name="T2">Process-based model <text:s/></text:span></text:p>
          </draw:line>
          <draw:line draw:style-name="gr6" draw:text-style-name="P6" draw:layer="layout" svg:x1="0.355cm" svg:y1="6.286cm" svg:x2="4.123cm" svg:y2="0.25cm">
            <text:p text:style-name="P5"><text:span text:style-name="T2">Theoretical model</text:span></text:p>
          </draw:line>
          <draw:line draw:style-name="gr6" draw:text-style-name="P9" draw:layer="layout" svg:x1="0.732cm" svg:y1="6.55cm" svg:x2="8.457cm" svg:y2="6.55cm">
            <text:p text:style-name="P7"><text:span text:style-name="T2">Empirical model</text:span></text:p>
          </draw:line>
        </draw:g>
      </draw:page>
      <draw:page draw:name="page3" draw:style-name="dp1" draw:master-page-name="Standard">
        <draw:g draw:style-name="gr7">
          <draw:g draw:style-name="gr1">
            <draw:polygon draw:style-name="gr2" draw:text-style-name="P11" draw:layer="layout" svg:width="2.619cm" svg:height="2.098cm" svg:x="0.264cm" svg:y="2.363cm" svg:viewBox="0 0 2620 2099" draw:points="2620,2099 0,2099 1308,0 1311,0">
              <text:p text:style-name="P10"><text:span text:style-name="T3"/></text:p>
              <text:p text:style-name="P10"><text:span text:style-name="T3"/></text:p>
              <text:p text:style-name="P10"><text:span text:style-name="T3"/></text:p>
              <text:p text:style-name="P10"><text:span text:style-name="T3">Precision</text:span></text:p>
            </draw:polygon>
            <draw:polygon draw:style-name="gr3" draw:text-style-name="P3" draw:layer="layout" svg:width="0.001cm" svg:height="0cm" svg:x="2.949cm" svg:y="4.461cm" svg:viewBox="0 0 2 1" draw:points="1,0 2,1 0,1">
              <text:p/>
            </draw:polygon>
            <draw:polygon draw:style-name="gr4" draw:text-style-name="P4" draw:layer="layout" svg:width="2.48cm" svg:height="1.99cm" svg:x="1.709cm" svg:y="2.363cm" svg:viewBox="0 0 2481 1991" draw:points="0,0 2481,0 1241,1991">
              <text:p/>
            </draw:polygon>
            <draw:polygon draw:style-name="gr2" draw:text-style-name="P11" draw:layer="layout" svg:width="2.619cm" svg:height="2.098cm" svg:x="3.017cm" svg:y="2.363cm" svg:viewBox="0 0 2620 2099" draw:points="1312,0 2620,2099 0,2099 1308,0">
              <text:p text:style-name="P10"><text:span text:style-name="T3">Realism</text:span></text:p>
            </draw:polygon>
            <draw:polygon draw:style-name="gr2" draw:text-style-name="P2" draw:layer="layout" svg:width="2.614cm" svg:height="2.098cm" svg:x="1.643cm" svg:y="0.15cm" svg:viewBox="0 0 2615 2099" draw:points="0,2099 1307,0 2615,2099">
              <text:p text:style-name="P1"><text:span text:style-name="T3"/></text:p>
              <text:p text:style-name="P1"><text:span text:style-name="T3">Generality</text:span></text:p>
            </draw:polygon>
            <draw:line draw:style-name="gr8" draw:text-style-name="P13" draw:layer="layout" svg:x1="3.219cm" svg:y1="0.15cm" svg:x2="5.905cm" svg:y2="4.461cm">
              <text:p text:style-name="P12"><text:span text:style-name="T4">Process-explicit model</text:span></text:p>
            </draw:line>
            <draw:line draw:style-name="gr6" draw:text-style-name="P13" draw:layer="layout" svg:x1="0.095cm" svg:y1="4.261cm" svg:x2="2.781cm" svg:y2="-0.05cm">
              <text:p text:style-name="P12"><text:span text:style-name="T4">Theoretical model</text:span></text:p>
            </draw:line>
            <draw:line draw:style-name="gr6" draw:text-style-name="P15" draw:layer="layout" svg:x1="0.164cm" svg:y1="4.65cm" svg:x2="5.671cm" svg:y2="4.65cm">
              <text:p text:style-name="P14"><text:span text:style-name="T5">Empirical model</text:span></text:p>
            </draw:line>
          </draw:g>
        </draw:g>
      </draw:page>
      <draw:page draw:name="page4" draw:style-name="dp1" draw:master-page-name="Standard">
        <draw:custom-shape draw:style-name="gr9" draw:text-style-name="P1" draw:layer="layout" svg:width="10cm" svg:height="8cm" svg:x="0cm" svg:y="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6" draw:layer="layout" svg:x1="-0.5cm" svg:y1="4.5cm" svg:x2="11.5cm" svg:y2="4.5cm">
          <text:p/>
        </draw:line>
        <draw:line draw:style-name="gr11" draw:text-style-name="P16" draw:layer="layout" svg:x1="2.5cm" svg:y1="4.5cm" svg:x2="5cm" svg:y2="8.5cm">
          <text:p/>
        </draw:line>
        <draw:line draw:style-name="gr11" draw:text-style-name="P16" draw:layer="layout" svg:x1="7.5cm" svg:y1="4.5cm" svg:x2="5cm" svg:y2="8.5cm">
          <text:p/>
        </draw:line>
      </draw:page>
      <draw:page draw:name="page5" draw:style-name="dp1" draw:master-page-name="Standard">
        <draw:path draw:style-name="gr12" draw:text-style-name="P1" draw:layer="layout" svg:width="10cm" svg:height="8cm" svg:x="0cm" svg:y="0.5cm" svg:viewBox="0 0 10001 8001" svg:d="M2478 4041l2475 3960h-4953l2475-3960zM7427 4041l-2427 3883-2427-3883zM7526 4041l2475 3960h-4954l2475-3960zM2526 3960l2474-3960 2475 3960zM5002 8001h-4l2-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6-28T10:31:59.558000000</meta:creation-date>
    <dc:date>2024-07-03T10:18:54.318000000</dc:date>
    <dc:creator>Victor Van der Meersch</dc:creator>
    <meta:editing-duration>P4DT20H19M51S</meta:editing-duration>
    <meta:editing-cycles>6</meta:editing-cycles>
    <meta:generator>LibreOffice/24.2.0.3$Windows_X86_64 LibreOffice_project/da48488a73ddd66ea24cf16bbc4f7b9c08e9bea1</meta:generator>
    <meta:print-date>2024-06-28T14:16:17.674000000</meta:print-date>
    <meta:printed-by>Fichiers PDF: Victor Van der Meersch</meta:printed-by>
    <meta:document-statistic meta:object-count="33"/>
  </office:meta>
</office:document-meta>
</file>